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8D2E00004F607414876D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Red-title">
      <style:graphic-properties fo:min-height="3.505cm"/>
    </style:style>
    <style:style style:name="pr2" style:family="presentation" style:parent-style-name="AbstractRed-subtitle">
      <style:graphic-properties draw:fill-color="#ffffff" fo:min-height="12.18cm"/>
    </style:style>
    <style:style style:name="pr3" style:family="presentation" style:parent-style-name="AbstractRed-notes">
      <style:graphic-properties draw:fill-color="#ffffff" draw:auto-grow-height="true" fo:min-height="12.572cm"/>
    </style:style>
    <style:style style:name="pr4" style:family="presentation" style:parent-style-name="AbstractRed-outline1">
      <style:graphic-properties fo:min-height="11.93cm"/>
    </style:style>
    <style:style style:name="pr5" style:family="presentation" style:parent-style-name="AbstractRed-notes">
      <style:graphic-properties draw:fill-color="#ffffff" fo:min-height="12.572cm"/>
    </style:style>
    <style:style style:name="P1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199cm" svg:height="3.505cm" svg:x="1.4cm" svg:y="0.837cm" presentation:class="title">
          <draw:text-box>
            <text:p>PlasmaGraph Presentation</text:p>
          </draw:text-box>
        </draw:frame>
        <draw:frame presentation:style-name="pr2" draw:text-style-name="P1" draw:layer="layout" svg:width="25.199cm" svg:height="12.18cm" svg:x="1.4cm" svg:y="4.913cm" presentation:class="subtitle">
          <draw:text-box>
            <text:p text:style-name="P1"><text:span text:style-name="T1">Mid-Project Progress Presentation </text:span></text:p>
            <text:p text:style-name="P1"><text:span text:style-name="T1">(SRS, SPMP, and Prototype Presentation)</text:span></text:p>
            <text:p text:style-name="P1"><text:span text:style-name="T1"/></text:p>
            <text:p text:style-name="P1"><text:span text:style-name="T1"/></text:p>
            <text:p text:style-name="P1"><text:span text:style-name="T1">Gerardo A. Navas Morales (ID: 69615)</text:span></text:p>
            <text:p text:style-name="P1"><text:span text:style-name="T1">Daniel Quintini (ID: xxxxx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 presentation:user-transformed="true">
          <draw:text-box>
            <text:p>Presentation Organization</text:p>
          </draw:text-box>
        </draw:frame>
        <draw:frame presentation:style-name="pr4" draw:layer="layout" svg:width="25.199cm" svg:height="12.18cm" svg:x="1.4cm" svg:y="4.913cm" presentation:class="outline" presentation:user-transformed="true">
          <draw:text-box>
            <text:list text:style-name="L2">
              <text:list-item>
                <text:p>PlasmaGraph? </text:p>
              </text:list-item>
              <text:list-item>
                <text:p>Design Decisions / How Will it Be Made?</text:p>
              </text:list-item>
              <text:list-item>
                <text:p>Current Status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PlasmaGraph Context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UPR Plasma Laboratory produces lots of data. (Some is good, some is not good.)</text:p>
              </text:list-item>
              <text:list-item>
                <text:p>Data needs to be graphed relatively quickly.</text:p>
              </text:list-item>
              <text:list-item>
                <text:p>Data needs to be verified before used.</text:p>
              </text:list-item>
              <text:list-item>
                <text:p>Graphs need to be saved.</text:p>
              </text:list-item>
              <text:list-item>
                <text:p>Multiple computers in the lab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Solut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A portable, flexible graphing program which can import data, and can save images and settings; named "PlasmaGraph"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ortability: Java. ("Build once, run anywhere.")</text:p>
              </text:list-item>
              <text:list-item>
                <text:p>Flexible: Templates. (Create a group of settings, save, and reuse and edit whenever.)</text:p>
              </text:list-item>
              <text:list-item>
                <text:p>Graphing: Java's "JFreeChart" library. (Set of tools that create flexible and powerful graphs.)</text:p>
              </text:list-item>
              <text:list-item>
                <text:p>Importing Data: Java's "OpenCSV" library and powerful native file-reading tools. (Java's basic libraries, combined with OpenCSV's additional tools. Will open CSV files, read them, and create data sets however is necessary.)</text:p>
              </text:list-item>
            </text:list>
          </draw:text-box>
        </draw:frame>
        <draw:frame presentation:style-name="pr1" draw:layer="layout" svg:width="25.199cm" svg:height="3.505cm" svg:x="1.4cm" svg:y="0.837cm" presentation:class="title">
          <draw:text-box>
            <text:p>Design Decisions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Design Decisions (Continuation)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Save Images: Java's "JFreeChart" library. (Again, it provides the tools to save graphs in both JPG and PNG formats.)</text:p>
              </text:list-item>
              <text:list-item>
                <text:p>Save Settings: Java's powerful file-writing tools. (Java's libraries are extensive and flexible.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How Will It Be Made?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Two people.</text:p>
                <text:list>
                  <text:list-item>
                    <text:p>Gerardo A. Navas Morales</text:p>
                  </text:list-item>
                  <text:list-item>
                    <text:p>Daniel Quintini</text:p>
                  </text:list-item>
                </text:list>
              </text:list-item>
              <text:list-item>
                <text:p>One Supervisor</text:p>
                <text:list>
                  <text:list-item>
                    <text:p>PUPR Professor Luis A. Ortiz</text:p>
                  </text:list-item>
                </text:list>
              </text:list-item>
              <text:list-item>
                <text:p>Java IDE tools: Eclipse, NetBeans IDE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Product Creation Order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&lt;work_package_tree_2.png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Current Status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&lt;work_package_tree_2_progress.png&gt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Current Status (Continuation)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First drafts of the SRS and SPMP are completed and being revised.</text:p>
              </text:list-item>
              <text:list-item>
                <text:p>SDD is being worked on.</text:p>
              </text:list-item>
              <text:list-item>
                <text:p>Prototype is finalized.</text:p>
              </text:list-item>
              <text:list-item>
                <text:p>STD's tests are being drafted up based on experience making Prototyp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Remaining Work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SDD (Software Design Documents) and STD (Software Test Documents)</text:p>
                <text:list>
                  <text:list-item>
                    <text:p>STD's tests are being drafted up based on experience making Prototype.</text:p>
                  </text:list-item>
                </text:list>
              </text:list-item>
              <text:list-item>
                <text:p>Final product hasn't been started on.</text:p>
              </text:list-item>
              <text:list-item>
                <text:p>The final Presentation, and all necessary deliverable packages, will be organized, and the project group will conclude operation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1">
        <draw:frame presentation:style-name="pr1" draw:layer="layout" svg:width="25.199cm" svg:height="3.505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8cm" svg:x="1.4cm" svg:y="4.913cm" presentation:class="outline">
          <draw:text-box>
            <text:list text:style-name="L2">
              <text:list-item>
                <text:p>PlasmaGraph is, in its core, a graphing system tailored for the tasks that the PUPR Plasma Lab requires.</text:p>
              </text:list-item>
              <text:list-item>
                <text:p>The project group is about halfway through development of all required products.</text:p>
              </text:list-item>
              <text:list-item>
                <text:p>Project is estimated to be completed before the end of PUPR's Winter 2013 (WI-13) trimeste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3T19">
        <draw:frame presentation:style-name="pr1" draw:layer="layout" svg:width="25.199cm" svg:height="3.505cm" svg:x="1.524cm" svg:y="8.68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0.001cm" svg:height="0.001cm" svg:x="0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85cm" fo:text-indent="0cm"/>
      <style:text-properties fo:color="#ffffff" style:text-outline="false" style:text-line-through-style="none" fo:font-family="'Liberation Sans'" style:font-family-generic="roman" style:font-pitch="variable" fo:font-size="37.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67cm" fo:text-indent="0cm"/>
      <style:text-properties fo:font-size="3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5cm" fo:text-indent="0cm"/>
      <style:text-properties fo:font-size="28.1000003814697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33cm" fo:text-indent="0cm"/>
      <style:text-properties fo:font-size="23.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16cm" fo:text-indent="0cm"/>
      <style:text-properties fo:font-size="23.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5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123cm" presentation:class="page"/>
        <draw:frame presentation:style-name="Abstract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ko </meta:initial-creator>
    <meta:creation-date>2013-12-03T14:36:44</meta:creation-date>
    <dc:date>2013-12-03T23:12:56</dc:date>
    <dc:creator>tako </dc:creator>
    <meta:editing-duration>PT5H41M5S</meta:editing-duration>
    <meta:editing-cycles>3</meta:editing-cycles>
    <meta:generator>LibreOffice/3.6$Linux_X86_64 LibreOffice_project/360m1$Build-2</meta:generator>
    <meta:document-statistic meta:object-count="84"/>
  </office:meta>
</office:document-meta>
</file>